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73c5" officeooo:paragraph-rsid="001873c5"/>
    </style:style>
    <style:style style:name="P2" style:family="paragraph" style:parent-style-name="Standard" style:list-style-name="L1">
      <style:text-properties officeooo:rsid="001873c5" officeooo:paragraph-rsid="001873c5"/>
    </style:style>
    <style:style style:name="P3" style:family="paragraph" style:parent-style-name="Standard" style:list-style-name="L2">
      <style:text-properties officeooo:rsid="001873c5" officeooo:paragraph-rsid="001873c5"/>
    </style:style>
    <style:style style:name="P4" style:family="paragraph" style:parent-style-name="Standard">
      <style:text-properties officeooo:rsid="0019308a" officeooo:paragraph-rsid="0019308a"/>
    </style:style>
    <style:style style:name="P5" style:family="paragraph" style:parent-style-name="Standard" style:list-style-name="L3">
      <style:text-properties officeooo:rsid="0019308a" officeooo:paragraph-rsid="0019308a"/>
    </style:style>
    <style:style style:name="P6" style:family="paragraph" style:parent-style-name="Standard" style:list-style-name="L3">
      <style:text-properties officeooo:rsid="001adc0f" officeooo:paragraph-rsid="001adc0f"/>
    </style:style>
    <style:style style:name="P7" style:family="paragraph" style:parent-style-name="Standard" style:list-style-name="L3">
      <style:text-properties officeooo:rsid="001adc0f" officeooo:paragraph-rsid="001b08e9"/>
    </style:style>
    <style:style style:name="P8" style:family="paragraph" style:parent-style-name="Standard">
      <style:text-properties officeooo:rsid="001adc0f" officeooo:paragraph-rsid="001b08e9"/>
    </style:style>
    <style:style style:name="P9" style:family="paragraph" style:parent-style-name="Standard" style:list-style-name="L4">
      <style:text-properties officeooo:rsid="001b08e9" officeooo:paragraph-rsid="001b08e9"/>
    </style:style>
    <style:style style:name="P10" style:family="paragraph" style:parent-style-name="Standard" style:list-style-name="L4">
      <style:text-properties officeooo:rsid="001c93ed" officeooo:paragraph-rsid="001c93ed"/>
    </style:style>
    <style:style style:name="P11" style:family="paragraph" style:parent-style-name="Standard" style:list-style-name="L4">
      <style:text-properties officeooo:rsid="001e3c10" officeooo:paragraph-rsid="001e3c10"/>
    </style:style>
    <style:style style:name="P12" style:family="paragraph" style:parent-style-name="Standard" style:list-style-name="L4">
      <style:text-properties officeooo:rsid="00202d0b" officeooo:paragraph-rsid="00202d0b"/>
    </style:style>
    <style:style style:name="P13" style:family="paragraph" style:parent-style-name="Standard" style:list-style-name="L4">
      <style:text-properties officeooo:rsid="0021ae8b" officeooo:paragraph-rsid="0021ae8b"/>
    </style:style>
    <style:style style:name="P14" style:family="paragraph" style:parent-style-name="Standard">
      <style:text-properties officeooo:rsid="0021ae8b" officeooo:paragraph-rsid="0021ae8b"/>
    </style:style>
    <style:style style:name="P15" style:family="paragraph" style:parent-style-name="Standard">
      <style:text-properties style:text-underline-style="solid" style:text-underline-width="auto" style:text-underline-color="font-color" officeooo:rsid="001adc0f" officeooo:paragraph-rsid="001b08e9"/>
    </style:style>
    <style:style style:name="P16" style:family="paragraph" style:parent-style-name="Standard">
      <style:text-properties style:text-underline-style="solid" style:text-underline-width="auto" style:text-underline-color="font-color" officeooo:rsid="0019308a" officeooo:paragraph-rsid="0019308a"/>
    </style:style>
    <style:style style:name="P17" style:family="paragraph" style:parent-style-name="Standard" style:list-style-name="L4">
      <style:text-properties officeooo:rsid="00238cbb" officeooo:paragraph-rsid="00238cbb"/>
    </style:style>
    <style:style style:name="P18" style:family="paragraph" style:parent-style-name="Standard">
      <style:text-properties officeooo:rsid="00238cbb" officeooo:paragraph-rsid="00238cbb"/>
    </style:style>
    <style:style style:name="P19" style:family="paragraph" style:parent-style-name="Standard" style:list-style-name="L4">
      <style:paragraph-properties fo:break-before="page"/>
      <style:text-properties officeooo:rsid="00265c20" officeooo:paragraph-rsid="00265c20"/>
    </style:style>
    <style:style style:name="P20" style:family="paragraph" style:parent-style-name="Standard" style:list-style-name="L4">
      <style:text-properties officeooo:rsid="00265c20" officeooo:paragraph-rsid="00265c20"/>
    </style:style>
    <style:style style:name="P21" style:family="paragraph" style:parent-style-name="Standard" style:list-style-name="L4">
      <style:text-properties officeooo:rsid="00284f6a" officeooo:paragraph-rsid="00284f6a"/>
    </style:style>
    <style:style style:name="P22" style:family="paragraph" style:parent-style-name="Standard" style:list-style-name="L4">
      <style:text-properties officeooo:rsid="002856d4" officeooo:paragraph-rsid="002856d4"/>
    </style:style>
    <style:style style:name="P23" style:family="paragraph" style:parent-style-name="Standard">
      <style:text-properties officeooo:rsid="002856d4" officeooo:paragraph-rsid="002856d4"/>
    </style:style>
    <style:style style:name="P24" style:family="paragraph" style:parent-style-name="Standard" style:list-style-name="L4">
      <style:text-properties officeooo:rsid="002a884b" officeooo:paragraph-rsid="002a884b"/>
    </style:style>
    <style:style style:name="P25" style:family="paragraph" style:parent-style-name="Standard">
      <style:text-properties officeooo:rsid="002c8cdc" officeooo:paragraph-rsid="002c8cdc"/>
    </style:style>
    <style:style style:name="P26" style:family="paragraph" style:parent-style-name="Standard" style:list-style-name="L5">
      <style:text-properties officeooo:rsid="002d7dd9" officeooo:paragraph-rsid="002d7dd9"/>
    </style:style>
    <style:style style:name="P27" style:family="paragraph" style:parent-style-name="Standard" style:list-style-name="L5">
      <style:text-properties officeooo:rsid="002ebc35" officeooo:paragraph-rsid="002ebc35"/>
    </style:style>
    <style:style style:name="P28" style:family="paragraph" style:parent-style-name="Standard" style:list-style-name="L5">
      <style:text-properties officeooo:rsid="0035190f" officeooo:paragraph-rsid="0035190f"/>
    </style:style>
    <style:style style:name="P29" style:family="paragraph" style:parent-style-name="Standard">
      <style:text-properties officeooo:rsid="0035190f" officeooo:paragraph-rsid="0035190f"/>
    </style:style>
    <style:style style:name="P30" style:family="paragraph" style:parent-style-name="Standard" style:list-style-name="L5">
      <style:text-properties officeooo:rsid="003645d9" officeooo:paragraph-rsid="003645d9"/>
    </style:style>
    <style:style style:name="P31" style:family="paragraph" style:parent-style-name="Standard" style:list-style-name="L5">
      <style:text-properties officeooo:rsid="0036ab44" officeooo:paragraph-rsid="0036ab44"/>
    </style:style>
    <style:style style:name="P32" style:family="paragraph" style:parent-style-name="Standard">
      <style:text-properties officeooo:rsid="0036ab44" officeooo:paragraph-rsid="0036ab44"/>
    </style:style>
    <style:style style:name="P33" style:family="paragraph" style:parent-style-name="Standard" style:list-style-name="L5">
      <style:text-properties officeooo:rsid="003a2905" officeooo:paragraph-rsid="003a2905"/>
    </style:style>
    <style:style style:name="P34" style:family="paragraph" style:parent-style-name="Standard" style:list-style-name="L5">
      <style:paragraph-properties fo:break-before="page"/>
      <style:text-properties officeooo:rsid="003a2905" officeooo:paragraph-rsid="003a2905"/>
    </style:style>
    <style:style style:name="P35" style:family="paragraph" style:parent-style-name="Standard" style:list-style-name="L5">
      <style:text-properties officeooo:rsid="003a2905" officeooo:paragraph-rsid="003a37c9"/>
    </style:style>
    <style:style style:name="P36" style:family="paragraph" style:parent-style-name="Standard">
      <style:text-properties officeooo:rsid="003a2905" officeooo:paragraph-rsid="003a37c9"/>
    </style:style>
    <style:style style:name="P37" style:family="paragraph" style:parent-style-name="Standard" style:list-style-name="L5">
      <style:text-properties officeooo:rsid="003b4d03" officeooo:paragraph-rsid="003b4d03"/>
    </style:style>
    <style:style style:name="P38" style:family="paragraph" style:parent-style-name="Standard" style:list-style-name="L5">
      <style:text-properties officeooo:rsid="003bfe30" officeooo:paragraph-rsid="003bfe30"/>
    </style:style>
    <style:style style:name="P39" style:family="paragraph" style:parent-style-name="Standard" style:list-style-name="L5">
      <style:text-properties officeooo:rsid="003db374" officeooo:paragraph-rsid="003db374"/>
    </style:style>
    <style:style style:name="P40" style:family="paragraph" style:parent-style-name="Standard" style:list-style-name="L5">
      <style:text-properties officeooo:rsid="004012cb" officeooo:paragraph-rsid="004012cb"/>
    </style:style>
    <style:style style:name="P41" style:family="paragraph" style:parent-style-name="Standard" style:list-style-name="L5">
      <style:text-properties officeooo:rsid="004012cb" officeooo:paragraph-rsid="00417af4"/>
    </style:style>
    <style:style style:name="P42" style:family="paragraph" style:parent-style-name="Standard" style:list-style-name="L5">
      <style:text-properties officeooo:rsid="00437192" officeooo:paragraph-rsid="00437192"/>
    </style:style>
    <style:style style:name="T1" style:family="text">
      <style:text-properties officeooo:rsid="001abef8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b08e9"/>
    </style:style>
    <style:style style:name="T5" style:family="text">
      <style:text-properties officeooo:rsid="001c93ed"/>
    </style:style>
    <style:style style:name="T6" style:family="text">
      <style:text-properties officeooo:rsid="001e3c10"/>
    </style:style>
    <style:style style:name="T7" style:family="text">
      <style:text-properties officeooo:rsid="00202d0b"/>
    </style:style>
    <style:style style:name="T8" style:family="text">
      <style:text-properties officeooo:rsid="0021c3da"/>
    </style:style>
    <style:style style:name="T9" style:family="text">
      <style:text-properties officeooo:rsid="0025aec8"/>
    </style:style>
    <style:style style:name="T10" style:family="text">
      <style:text-properties officeooo:rsid="00261a75"/>
    </style:style>
    <style:style style:name="T11" style:family="text">
      <style:text-properties officeooo:rsid="00284f6a"/>
    </style:style>
    <style:style style:name="T12" style:family="text">
      <style:text-properties officeooo:rsid="002af343"/>
    </style:style>
    <style:style style:name="T13" style:family="text">
      <style:text-properties officeooo:rsid="0036ab44"/>
    </style:style>
    <style:style style:name="T14" style:family="text">
      <style:text-properties officeooo:rsid="0038605d"/>
    </style:style>
    <style:style style:name="T15" style:family="text">
      <style:text-properties officeooo:rsid="003a2905"/>
    </style:style>
    <style:style style:name="T16" style:family="text">
      <style:text-properties officeooo:rsid="003a6f1b"/>
    </style:style>
    <style:style style:name="T17" style:family="text">
      <style:text-properties officeooo:rsid="003dd634"/>
    </style:style>
    <style:style style:name="T18" style:family="text">
      <style:text-properties officeooo:rsid="004012cb"/>
    </style:style>
    <style:style style:name="T19" style:family="text">
      <style:text-properties officeooo:rsid="00417af4"/>
    </style:style>
    <style:style style:name="T20" style:family="text">
      <style:text-properties officeooo:rsid="0043719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_6 <text:s text:c="2"/>01-03-2023</text:p>
      <text:p text:style-name="P1"/>
      <text:p text:style-name="P16">SOFT-POWER Japonais</text:p>
      <text:p text:style-name="P1"/>
      <text:p text:style-name="P1"/>
      <text:list text:style-name="L1">
        <text:list-item>
          <text:p text:style-name="P2">…. (j’ai raté le début et j’suis perdu)</text:p>
        </text:list-item>
      </text:list>
      <text:p text:style-name="P1"/>
      <text:p text:style-name="P1"/>
      <text:p text:style-name="P1">Présence politico-militaire du Japon à l’internationale reste assez minime</text:p>
      <text:p text:style-name="P1"/>
      <text:p text:style-name="P1"/>
      <text:p text:style-name="P1">Japon a beaucoup investi dans son image d’exemple démocratique </text:p>
      <text:list text:style-name="L2">
        <text:list-item>
          <text:p text:style-name="P3">diplomatie du « chéquier »</text:p>
          <text:list>
            <text:list-item>
              <text:p text:style-name="P3">on reproche au Japon de n’envoyer « que » de l’argent et pas de soutien logistique dans les conflits</text:p>
            </text:list-item>
            <text:list-item>
              <text:p text:style-name="P3">reste cependant un des aspects principaux du soft-power japonais</text:p>
            </text:list-item>
          </text:list>
        </text:list-item>
      </text:list>
      <text:p text:style-name="P1"/>
      <text:p text:style-name="P4">Contributions japonaises à l’internationale on beaucoup augmenté dans les années 80 et on stagné à partir des années 2000 (après l’éclatement de la bulle)</text:p>
      <text:p text:style-name="P4"/>
      <text:list text:style-name="L3">
        <text:list-item>
          <text:p text:style-name="P5">Contribution au budget de l’ONU</text:p>
          <text:list>
            <text:list-item>
              <text:p text:style-name="P5">Japon a été 2eme pendant la majorité des années 200<text:span text:style-name="T1">0</text:span></text:p>
              <text:p text:style-name="P6"/>
            </text:list-item>
          </text:list>
        </text:list-item>
        <text:list-item>
          <text:p text:style-name="P6">1<text:span text:style-name="T2">er</text:span> investisseur extérieur en Asie</text:p>
          <text:list>
            <text:list-item>
              <text:p text:style-name="P7">à longtemps contribué au développement en Chine puis en Asie du Sud-Est</text:p>
            </text:list-item>
          </text:list>
        </text:list-item>
      </text:list>
      <text:p text:style-name="P8"/>
      <text:p text:style-name="P8"/>
      <text:p text:style-name="P8"/>
      <text:p text:style-name="P15"><text:span text:style-name="T4">Influence de la culture japonaise à travers le monde</text:span></text:p>
      <text:p text:style-name="P8"/>
      <text:list xml:id="list3253457341" text:style-name="L4">
        <text:list-item>
          <text:p text:style-name="P9">Japon a toujours été un pays qui a fasciné l’occident</text:p>
          <text:list>
            <text:list-item>
              <text:p text:style-name="P9">1853, réouverture du Japon à l’internationale</text:p>
            </text:list-item>
            <text:list-item>
              <text:p text:style-name="P9">entraîne un flux nouveau d’objets artisanaux et artistiques vers l’occident <text:span text:style-name="T5">dans la seconde moitié du 19ème :</text:span></text:p>
              <text:list>
                <text:list-item>
                  <text:p text:style-name="P9">nourrit une certaine « mode » pour les produits japonais à travers l’Europe </text:p>
                </text:list-item>
                <text:list-item>
                  <text:p text:style-name="P9">« <text:span text:style-name="T5">japonisme »</text:span></text:p>
                </text:list-item>
                <text:list-item>
                  <text:p text:style-name="P10">on découvre Hokusai (la vague, …), etc.</text:p>
                  <text:list>
                    <text:list-item>
                      <text:p text:style-name="P10">l<text:span text:style-name="T6">e </text:span>regard occidental fait réaliser au Japon l’importance de son patrimoine artistique</text:p>
                    </text:list-item>
                    <text:list-item>
                      <text:p text:style-name="P11">va beaucoup influencer / <text:span text:style-name="T7">inspirer</text:span> les artistes occidentaux </text:p>
                    </text:list-item>
                  </text:list>
                </text:list-item>
                <text:list-item>
                  <text:p text:style-name="P12">exportation de nombreux objets du quotidien japonnais vers l’occident</text:p>
                  <text:list>
                    <text:list-item>
                      <text:p text:style-name="P13">objets de design et de décoration </text:p>
                    </text:list-item>
                    <text:list-item>
                      <text:p text:style-name="P13">→ <text:span text:style-name="T8">passionnent les occidentaux </text:span></text:p>
                      <text:p text:style-name="P13"/>
                    </text:list-item>
                  </text:list>
                </text:list-item>
                <text:list-item>
                  <text:p text:style-name="P17">mouvement « japoniste » <text:span text:style-name="T9">retrouvé dans de nombreux domaines artistique, collections d’objets, etc. mais aussi dans l’architecture</text:span></text:p>
                  <text:list>
                    <text:list-item>
                      <text:p text:style-name="P17"><text:s/></text:p>
                    </text:list-item>
                    <text:list-item>
                      <text:p text:style-name="P17"><text:s/><text:span text:style-name="T10">(plein de détails très chiants sur l’architecture)</text:span></text:p>
                    </text:list-item>
                    <text:list-item>
                      <text:p text:style-name="P17">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53036838949780" text:continue-numbering="true" text:style-name="L4">
        <text:list-item>
          <text:list>
            <text:list-item>
              <text:list>
                <text:list-item>
                  <text:p text:style-name="P19"><text:span text:style-name="T11">Apparition de l</text:span>ittérature « spécialisée » écrite directement en anglais pour un public étranger/<text:span text:style-name="T11">occidental</text:span></text:p>
                  <text:list>
                    <text:list-item>
                      <text:p text:style-name="P20">(ex : The Book of Tea, Bushido – the soul of Japan, …)</text:p>
                      <text:p text:style-name="P20"/>
                    </text:list-item>
                  </text:list>
                </text:list-item>
                <text:list-item>
                  <text:p text:style-name="P21">Domaine du cinéma</text:p>
                  <text:list>
                    <text:list-item>
                      <text:p text:style-name="P22">cinéma japonais atteint « vraiment » l’occident en 1952 </text:p>
                    </text:list-item>
                    <text:list-item>
                      <text:p text:style-name="P22">…</text:p>
                      <text:p text:style-name="P22"/>
                    </text:list-item>
                  </text:list>
                </text:list-item>
                <text:list-item>
                  <text:p text:style-name="P24">Domaine de la cuisine</text:p>
                  <text:list>
                    <text:list-item>
                      <text:p text:style-name="P24">popularisation des restaurants de sushis, puis de ramen <text:span text:style-name="T12">dans les dernières décennies</text:span></text:p>
                    </text:list-item>
                    <text:list-item>
                      <text:p text:style-name="P24">cuisine japonaise entre au patrimoine mondial de l’Unesco en 2013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18"/>
      <text:p text:style-name="P25">Aux alentours des années 70-80 → prise de conscience du gouvernement japonais au niveau de l’image à montrer à l’internationale</text:p>
      <text:p text:style-name="P25"/>
      <text:list xml:id="list2284464109" text:style-name="L5">
        <text:list-item>
          <text:p text:style-name="P26">le gouvernement crée en 1972 la Japan Foundation dont le but est de promouvoir la culture et la langue japonaise à l’internationale</text:p>
          <text:list>
            <text:list-item>
              <text:p text:style-name="P27">a mis sur pied le test JLPT en 82</text:p>
              <text:p text:style-name="P27"/>
            </text:list-item>
          </text:list>
        </text:list-item>
        <text:list-item>
          <text:p text:style-name="P28">mais cette prise de conscience est tardive comparée à d’autre pays</text:p>
          <text:list>
            <text:list-item>
              <text:p text:style-name="P28">causes financières ?</text:p>
              <text:p text:style-name="P28"/>
            </text:list-item>
          </text:list>
        </text:list-item>
        <text:list-item>
          <text:p text:style-name="P30">Programme « Cool Japan » <text:span text:style-name="T13">(2004)</text:span></text:p>
          <text:list>
            <text:list-item>
              <text:p text:style-name="P31">né d’une prise de conscience due au déclin économique du Japon dans les années 2000</text:p>
            </text:list-item>
            <text:list-item>
              <text:p text:style-name="P31">forme de « nation grounding » → stratégie marketing appliquée à l’échelle d’une nation</text:p>
              <text:list>
                <text:list-item>
                  <text:p text:style-name="P31"><text:s/></text:p>
                </text:list-item>
              </text:list>
            </text:list-item>
            <text:list-item>
              <text:p text:style-name="P31">objectif de faire la promotion de la culture japonaise</text:p>
              <text:list>
                <text:list-item>
                  <text:p text:style-name="P31">création d’un ministère spécialisé</text:p>
                </text:list-item>
                <text:list-item>
                  <text:p text:style-name="P31">2 objectif principaux :</text:p>
                  <text:list>
                    <text:list-item>
                      <text:p text:style-name="P31">stimuler, encadrer et protéger les industries de contenu <text:span text:style-name="T14">(mangas, jeux vidéos, ...)</text:span></text:p>
                    </text:list-item>
                    <text:list-item>
                      <text:p text:style-name="P31">préserver et répandre la culture traditionnelle japonaise</text:p>
                      <text:p text:style-name="P31"/>
                    </text:list-item>
                  </text:list>
                </text:list-item>
              </text:list>
            </text:list-item>
            <text:list-item>
              <text:p text:style-name="P31">→ <text:span text:style-name="T15">ce </text:span><text:span text:style-name="T16">programme ne fonctionne malheureusement pas très bien</text:span></text:p>
            </text:list-item>
          </text:list>
        </text:list-item>
      </text:list>
      <text:p text:style-name="P32"/>
      <text:p text:style-name="P32"/>
      <text:list xml:id="list153037590196499" text:continue-numbering="true" text:style-name="L5">
        <text:list-item>
          <text:p text:style-name="P33">Éducation :</text:p>
          <text:list>
            <text:list-item>
              <text:p text:style-name="P37">A l’étranger :</text:p>
              <text:list>
                <text:list-item>
                  <text:p text:style-name="P33">japonais fait partie des 10 langues les plus parlées aux monde mais pourtant très peu parlé à l’étranger</text:p>
                </text:list-item>
                <text:list-item>
                  <text:p text:style-name="P33">nombre d’apprenant en croissance constante, notamment en France</text:p>
                  <text:list>
                    <text:list-item>
                      <text:p text:style-name="P33">nombre d’institutions proposant des cours de japonais à travers le monde croissant depuis les années 80</text:p>
                      <text:p text:style-name="P33"/>
                    </text:list-item>
                  </text:list>
                </text:list-item>
              </text:list>
            </text:list-item>
            <text:list-item>
              <text:p text:style-name="P37">Au japon :</text:p>
              <text:list>
                <text:list-item>
                  <text:p text:style-name="P37">De plus en plus d’ouverture aux étudiants étrangers</text:p>
                  <text:list>
                    <text:list-item>
                      <text:p text:style-name="P37">volonté à la fois du point de vue du gouvernement et des universités d’augmenter l’attrait pour la langue japonaise</text:p>
                    </text:list-item>
                    <text:list-item>
                      <text:p text:style-name="P37">→ de plus en plus de cursus proposés en anglais, etc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ourisme :</text:p>
          <text:list>
            <text:list-item>
              <text:p text:style-name="P38">JO de Tokyo en 1964 → début du « retour » du Japon sur la scène touristique internationale</text:p>
            </text:list-item>
            <text:list-item>
              <text:p text:style-name="P38">années 60-70 : les japonais voyagent de plus en plus à l’étranger</text:p>
            </text:list-item>
            <text:list-item>
              <text:p text:style-name="P39">cependant, Japon reste assez peu accessible pour les étrangers <text:span text:style-name="T17">jusqu’</text:span><text:span text:style-name="T18">en </text:span><text:span text:style-name="T17">201</text:span><text:span text:style-name="T18">2</text:span><text:span text:style-name="T17"> où il y a d’un coup de plus en plus de touristes étrangers</text:span></text:p>
              <text:list>
                <text:list-item>
                  <text:p text:style-name="P39">« barrières » linguistiques / culturelles</text:p>
                </text:list-item>
                <text:list-item>
                  <text:p text:style-name="P41">environ 8M <text:span text:style-name="T19">de touristes</text:span> en 2012 mais plus de 30M en 2020</text:p>
                </text:list-item>
              </text:list>
            </text:list-item>
            <text:list-item>
              <text:p text:style-name="P40">Campagne « Youkoso Japan ! »</text:p>
              <text:list>
                <text:list-item>
                  <text:p text:style-name="P40">objectif d’atteindre 10M de touriste d’ici 2010</text:p>
                  <text:p text:style-name="P40"/>
                </text:list-item>
              </text:list>
              <text:p text:style-name="P33"/>
            </text:list-item>
          </text:list>
        </text:list-item>
        <text:list-item>
          <text:p text:style-name="P35">Culture Pop :</text:p>
          <text:list>
            <text:list-item>
              <text:p text:style-name="P35"><text:s/><text:span text:style-name="T20">vente de manga :</text:span></text:p>
              <text:list>
                <text:list-item>
                  <text:p text:style-name="P42">14M en 2006 - 11,5M en 2014 – 19M en 2019</text:p>
                  <text:p text:style-name="P42"/>
                </text:list-item>
              </text:list>
            </text:list-item>
          </text:list>
        </text:list-item>
      </text:list>
      <text:p text:style-name="P36"/>
      <text:p text:style-name="P36"/>
      <text:p text:style-name="P29"/>
      <text:list xml:id="list153037588340175" text:continue-numbering="true" text:style-name="L5">
        <text:list-item>
          <text:list>
            <text:list-header>
              <text:p text:style-name="P27"/>
            </text:list-header>
          </text:list>
        </text:list-item>
      </text:list>
      <text:p text:style-name="P18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1T15:28:17.444000000</dc:date>
    <meta:editing-duration>PT1H11M48S</meta:editing-duration>
    <meta:editing-cycles>40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84" meta:word-count="727" meta:character-count="4027" meta:non-whitespace-character-count="3431"/>
  </office:meta>
</office:document-meta>
</file>